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400000042AB7A7C33F500705E.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IN Alternate Bold1" svg:font-family="'DIN Alternate Bold'"/>
    <style:font-face style:name="Iowan Old Style Roman" svg:font-family="'Iowan Old Style Roman'"/>
    <style:font-face style:name="DIN Alternate Bold" svg:font-family="'DIN Alternate Bold'" style:font-pitch="variable"/>
    <style:font-face style:name="Iowan Old Style Roman1" svg:font-family="'Iowan Old Style Roman'" style:font-pitch="variable"/>
    <style:font-face style:name="Microsoft YaHei" svg:font-family="'Microsoft YaHei'" style:font-pitch="variable"/>
    <style:font-face style:name="Noto Sans Devanagari" svg:font-family="'Noto Sans Devanagari'" style:font-pitch="variable"/>
    <style:font-face style:name="Iowan Old Style Roman2"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2.514cm" fo:min-width="27.33cm"/>
    </style:style>
    <style:style style:name="gr2" style:family="graphic" style:parent-style-name="standard">
      <style:graphic-properties draw:stroke="none" draw:fill-color="#ffffff" draw:textarea-horizontal-align="justify" draw:textarea-vertical-align="middle" draw:auto-grow-height="false" fo:min-height="12.45cm" fo:min-width="15.375cm"/>
    </style:style>
    <style:style style:name="gr3"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4"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5"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8"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3"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4" style:family="graphic" style:parent-style-name="objectwithoutfill">
      <style:graphic-properties svg:stroke-color="#ffffff" draw:marker-end="" draw:marker-end-width="0.3cm" draw:fill="none" draw:textarea-vertical-align="middle"/>
    </style:style>
    <style:style style:name="gr25" style:family="graphic">
      <style:graphic-properties style:protect="size"/>
    </style:style>
    <style:style style:name="gr26" style:family="graphic" style:parent-style-name="standard">
      <style:graphic-properties draw:stroke="none" draw:fill-color="#ffffff" draw:textarea-horizontal-align="justify" draw:textarea-vertical-align="middle" draw:auto-grow-height="false" fo:min-height="9.475cm" fo:min-width="27.33cm"/>
    </style:style>
    <style:style style:name="gr27" style:family="graphic" style:parent-style-name="standard">
      <style:graphic-properties draw:stroke="none" draw:fill-color="#ffffff" draw:textarea-horizontal-align="justify" draw:textarea-vertical-align="middle" draw:auto-grow-height="false" fo:min-height="9.475cm" fo:min-width="15.375cm"/>
    </style:style>
    <style:style style:name="gr28"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2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style:font-name="Arial1"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9" style:family="paragraph">
      <loext:graphic-properties draw:fill="none"/>
      <style:paragraph-properties fo:text-align="center" style:font-independent-line-spacing="true"/>
      <style:text-properties fo:font-size="36pt"/>
    </style:style>
    <style:style style:name="P10"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11" style:family="paragraph">
      <loext:graphic-properties draw:fill="none"/>
      <style:paragraph-properties fo:text-align="center"/>
    </style:style>
    <style:style style:name="P12"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3"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5"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P16" style:family="paragraph">
      <loext:graphic-properties draw:fill-color="#ffffff"/>
      <style:paragraph-properties style:writing-mode="lr-tb"/>
    </style:style>
    <style:style style:name="P17"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8"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9"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3" style:family="text">
      <style:text-properties fo:color="#ffffff" loext:opacity="100%" style:font-name="Arial"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27.83cm" svg:height="12.764cm" svg:x="0.11cm" svg:y="1.605cm">
          <text:p/>
          <draw:enhanced-geometry svg:viewBox="0 0 21600 21600" draw:type="rectangle" draw:enhanced-path="M 0 0 L 21600 0 21600 21600 0 21600 0 0 Z N"/>
        </draw:custom-shape>
        <draw:g>
          <draw:custom-shape draw:style-name="gr2" draw:text-style-name="P1" draw:layer="layout" svg:width="15.875cm" svg:height="12.7cm" svg:x="6.088cm" svg:y="1.605cm">
            <text:p/>
            <draw:enhanced-geometry svg:viewBox="0 0 21600 21600" draw:type="rectangle" draw:enhanced-path="M 0 0 L 21600 0 21600 21600 0 21600 0 0 Z N"/>
          </draw:custom-shape>
          <draw:custom-shape draw:style-name="gr3" draw:text-style-name="P2" draw:layer="layout" svg:width="15.24cm" svg:height="9.525cm" svg:x="6.388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4" draw:text-style-name="P3" draw:layer="layout" svg:width="2.664cm" svg:height="3.88cm" svg:x="8.228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5" draw:text-style-name="P5" draw:layer="layout" svg:width="2.047cm" svg:height="0.749cm" svg:x="8.535cm" svg:y="9.525cm">
            <text:p text:style-name="P4"><text:span text:style-name="T1">DB </text:span><text:span text:style-name="T1">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4" draw:text-style-name="P3" draw:layer="layout" svg:width="2.664cm" svg:height="3.88cm" svg:x="17.219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5" draw:text-style-name="P5" draw:layer="layout" svg:width="2.047cm" svg:height="0.749cm" svg:x="17.527cm" svg:y="9.525cm">
            <text:p text:style-name="P4"><text:span text:style-name="T1">D</text:span><text:span text:style-name="T1">B</text:span><text:span text:style-name="T1"> </text:span><text:span text:style-name="T1">P</text:span><text:span text:style-name="T1">o</text:span><text:span text:style-name="T1">d</text:span><text:span text:style-name="T1"> </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4" draw:text-style-name="P3" draw:layer="layout" svg:width="2.664cm" svg:height="3.88cm" svg:x="12.723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5" draw:text-style-name="P5" draw:layer="layout" svg:width="2.047cm" svg:height="0.749cm" svg:x="13.031cm" svg:y="9.525cm">
            <text:p text:style-name="P4"><text:span text:style-name="T1">D</text:span><text:span text:style-name="T1">B</text:span><text:span text:style-name="T1"> </text:span><text:span text:style-name="T1">P</text:span><text:span text:style-name="T1">o</text:span><text:span text:style-name="T1">d</text:span><text:span text:style-name="T1">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6" draw:text-style-name="P6" draw:layer="layout" svg:x1="9.558cm" svg:y1="6.826cm" svg:x2="9.558cm" svg:y2="9.171cm">
              <text:p/>
            </draw:line>
            <draw:custom-shape draw:name="Read_8" draw:style-name="gr7" draw:text-style-name="P8" draw:layer="layout" svg:width="1.391cm" svg:height="0.832cm" draw:transform="rotate (1.5707963267949) translate (8.827cm 8.69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8" draw:text-style-name="P8" draw:layer="layout" svg:width="0.737cm" svg:height="0.832cm" draw:transform="rotate (-1.5707963267949) translate (10.29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9" draw:text-style-name="P6" draw:layer="layout" svg:x1="18.552cm" svg:y1="6.826cm" svg:x2="18.552cm" svg:y2="9.171cm">
              <text:p/>
            </draw:line>
            <draw:custom-shape draw:name="Read_12" draw:style-name="gr10" draw:text-style-name="P8" draw:layer="layout" svg:width="1.391cm" svg:height="0.832cm" draw:transform="rotate (1.5707963267949) translate (17.821cm 8.69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1" draw:text-style-name="P8" draw:layer="layout" svg:width="0.737cm" svg:height="0.832cm" draw:transform="rotate (-1.5707963267949) translate (19.285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2" draw:text-style-name="P6" draw:layer="layout" svg:x1="14.024cm" svg:y1="3.344cm" svg:x2="14.024cm" svg:y2="5.689cm">
              <text:p/>
            </draw:line>
            <draw:custom-shape draw:name="Read_13" draw:style-name="gr13" draw:text-style-name="P8" draw:layer="layout" svg:width="1.391cm" svg:height="0.832cm" draw:transform="rotate (1.5707963267949) translate (13.292cm 5.213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4" draw:text-style-name="P8" draw:layer="layout" svg:width="1.362cm" svg:height="0.832cm" draw:transform="rotate (-1.5707963267949) translate (14.756cm 3.83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6" draw:text-style-name="P9" draw:layer="layout" svg:x1="10.892cm" svg:y1="11.565cm" svg:x2="12.559cm" svg:y2="11.172cm">
              <text:p/>
            </draw:line>
            <draw:custom-shape draw:name="Read_14" draw:style-name="gr15" draw:text-style-name="P8" draw:layer="layout" svg:width="1.363cm" svg:height="0.832cm" draw:transform="rotate (0.245742358680802) translate (10.976cm 10.68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6" draw:text-style-name="P10" draw:layer="layout" svg:width="0.737cm" svg:height="0.832cm" draw:transform="rotate (-1.5707963267949) translate (13.291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6" draw:text-style-name="P9" draw:layer="layout" svg:x1="17.165cm" svg:y1="11.581cm" svg:x2="15.498cm" svg:y2="11.188cm">
              <text:p/>
            </draw:line>
            <draw:custom-shape draw:name="Read_15" draw:style-name="gr17" draw:text-style-name="P8" draw:layer="layout" svg:width="1.363cm" svg:height="0.832cm" draw:transform="rotate (-0.239459173373622) translate (15.774cm 10.35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8" draw:text-style-name="P6" draw:layer="layout" svg:x1="13.959cm" svg:y1="6.827cm" svg:x2="13.959cm" svg:y2="9.172cm">
              <text:p/>
            </draw:line>
            <draw:custom-shape draw:name="Read_16" draw:style-name="gr19" draw:text-style-name="P8" draw:layer="layout" svg:width="1.362cm" svg:height="0.832cm" draw:transform="rotate (1.5707963267949) translate (13.227cm 8.678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20" draw:text-style-name="P8" draw:layer="layout" svg:width="0.737cm" svg:height="0.832cm" draw:transform="rotate (-1.5707963267949) translate (14.691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1" draw:text-style-name="P11" draw:layer="layout" svg:width="1.33cm" svg:height="1.29cm" svg:x="7.036cm" svg:y="3.821cm">
            <draw:image xlink:href="Pictures/10000E5400000707000006D216741E64C7875B85.svg" xlink:type="simple" xlink:show="embed" xlink:actuate="onLoad" draw:mime-type="image/svg+xml">
              <text:p/>
            </draw:image>
            <draw:image xlink:href="Pictures/100002010000004400000042AB7A7C33F500705E.png" xlink:type="simple" xlink:show="embed" xlink:actuate="onLoad" draw:mime-type="image/png"/>
          </draw:frame>
          <draw:custom-shape draw:style-name="gr22" draw:text-style-name="P13" draw:layer="layout" svg:width="11.43cm" svg:height="1.29cm" svg:x="8.298cm" svg:y="1.905cm">
            <text:p text:style-name="P12"><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3" draw:text-style-name="P15" draw:layer="layout" svg:width="12.17cm" svg:height="0.922cm" svg:x="7.928cm" svg:y="5.721cm" svg:viewBox="0 0 12171 923" draw:points="0,923 892,0 11292,0 12171,923">
            <text:p text:style-name="P14"><text:span text:style-name="T4">DB </text:span><text:span text:style-name="T4">Proxy/</text:span><text:span text:style-name="T4">Router </text:span><text:span text:style-name="T4">(mong</text:span><text:span text:style-name="T4">os)</text:span></text:p>
          </draw:polygon>
          <draw:line draw:style-name="gr24" draw:text-style-name="P11" draw:layer="layout" svg:x1="6.79cm" svg:y1="14.021cm" svg:x2="21.194cm" svg:y2="14.02cm">
            <text:p/>
          </draw:line>
          <draw:line draw:style-name="gr24" draw:text-style-name="P11" draw:layer="layout" svg:x1="21.66cm" svg:y1="4.78cm" svg:x2="21.66cm" svg:y2="13.67cm">
            <text:p/>
          </draw:line>
          <draw:line draw:style-name="gr24" draw:text-style-name="P11" draw:layer="layout" svg:x1="21.676cm" svg:y1="4.78cm" svg:x2="21.676cm" svg:y2="13.67cm">
            <text:p/>
          </draw:line>
        </draw:g>
        <presentation:notes draw:style-name="dp2">
          <draw:page-thumbnail draw:style-name="gr25"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6" draw:text-style-name="P1" draw:layer="layout" svg:width="27.83cm" svg:height="9.725cm" svg:x="0.11cm" svg:y="3.175cm">
          <text:p/>
          <draw:enhanced-geometry svg:viewBox="0 0 21600 21600" draw:type="rectangle" draw:enhanced-path="M 0 0 L 21600 0 21600 21600 0 21600 0 0 Z N"/>
        </draw:custom-shape>
        <draw:g>
          <draw:custom-shape draw:style-name="gr27" draw:text-style-name="P1" draw:layer="layout" svg:width="15.875cm" svg:height="9.725cm" svg:x="6.088cm" svg:y="3.175cm">
            <text:p/>
            <draw:enhanced-geometry svg:viewBox="0 0 21600 21600" draw:type="rectangle" draw:enhanced-path="M 0 0 L 21600 0 21600 21600 0 21600 0 0 Z N"/>
          </draw:custom-shape>
          <draw:custom-shape draw:style-name="gr28" draw:text-style-name="P2" draw:layer="layout" svg:width="15.24cm" svg:height="5.99cm" svg:x="6.388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 draw:text-style-name="P3" draw:layer="layout" svg:width="2.664cm" svg:height="3.88cm" svg:x="8.228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5" draw:text-style-name="P5" draw:layer="layout" svg:width="2.047cm" svg:height="0.749cm" svg:x="8.535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4" draw:text-style-name="P3" draw:layer="layout" svg:width="2.664cm" svg:height="3.88cm" svg:x="17.219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5" draw:text-style-name="P5" draw:layer="layout" svg:width="2.047cm" svg:height="0.749cm" svg:x="17.527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4" draw:text-style-name="P3" draw:layer="layout" svg:width="2.664cm" svg:height="3.88cm" svg:x="12.723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5" draw:text-style-name="P5" draw:layer="layout" svg:width="2.047cm" svg:height="0.749cm" svg:x="13.031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1" draw:layer="layout" svg:width="1.33cm" svg:height="1.29cm" svg:x="7.036cm" svg:y="5.966cm">
            <draw:image xlink:href="Pictures/10000E5400000707000006D216741E64C7875B85.svg" xlink:type="simple" xlink:show="embed" xlink:actuate="onLoad" draw:mime-type="image/svg+xml">
              <text:p/>
            </draw:image>
            <draw:image xlink:href="Pictures/100002010000004400000042AB7A7C33F500705E.png" xlink:type="simple" xlink:show="embed" xlink:actuate="onLoad" draw:mime-type="image/png"/>
          </draw:frame>
          <draw:g draw:name="Группа_14">
            <draw:line draw:name="Линия_17" draw:style-name="gr18" draw:text-style-name="P9" draw:layer="layout" svg:x1="13.977cm" svg:y1="4.912cm" svg:x2="13.977cm" svg:y2="7.748cm">
              <text:p/>
            </draw:line>
            <draw:custom-shape draw:name="Read_17" draw:style-name="gr29" draw:text-style-name="P8" draw:layer="layout" svg:width="1.362cm" svg:height="0.832cm" draw:transform="rotate (1.5707963267949) translate (13.18cm 7.008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30" draw:text-style-name="P10" draw:layer="layout" svg:width="0.891cm" svg:height="1.006cm" draw:transform="rotate (-1.5707963267949) translate (14.862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9" draw:text-style-name="P9" draw:layer="layout" svg:x1="18.607cm" svg:y1="4.912cm" svg:x2="18.607cm" svg:y2="7.747cm">
              <text:p/>
            </draw:line>
            <draw:custom-shape draw:name="Read_18" draw:style-name="gr31" draw:text-style-name="P8" draw:layer="layout" svg:width="1.391cm" svg:height="0.832cm" draw:transform="rotate (1.5707963267949) translate (17.813cm 7.02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2" draw:text-style-name="P10" draw:layer="layout" svg:width="0.89cm" svg:height="1.007cm" draw:transform="rotate (-1.5707963267949) translate (19.494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6" draw:text-style-name="P9" draw:layer="layout" svg:x1="9.576cm" svg:y1="4.912cm" svg:x2="9.576cm" svg:y2="7.747cm">
              <text:p/>
            </draw:line>
            <draw:custom-shape draw:name="Read_19" draw:style-name="gr33" draw:text-style-name="P8" draw:layer="layout" svg:width="1.391cm" svg:height="0.832cm" draw:transform="rotate (1.5707963267949) translate (8.779cm 7.026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4" draw:text-style-name="P10" draw:layer="layout" svg:width="0.891cm" svg:height="1.006cm" draw:transform="rotate (-1.5707963267949) translate (10.461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6" draw:text-style-name="P9" draw:layer="layout" svg:x1="10.892cm" svg:y1="10.141cm" svg:x2="12.559cm" svg:y2="9.748cm">
              <text:p/>
            </draw:line>
            <draw:custom-shape draw:name="Read_20" draw:style-name="gr35" draw:text-style-name="P8" draw:layer="layout" svg:width="1.363cm" svg:height="0.832cm" draw:transform="rotate (0.245742358680802) translate (10.976cm 9.26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6" draw:text-style-name="P10" draw:layer="layout" svg:width="0.737cm" svg:height="0.832cm" draw:transform="rotate (-1.5707963267949) translate (13.291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6" draw:text-style-name="P9" draw:layer="layout" svg:x1="17.165cm" svg:y1="10.157cm" svg:x2="15.498cm" svg:y2="9.764cm">
              <text:p/>
            </draw:line>
            <draw:custom-shape draw:name="Read_21" draw:style-name="gr37" draw:text-style-name="P8" draw:layer="layout" svg:width="1.363cm" svg:height="0.832cm" draw:transform="rotate (-0.239459173373622) translate (15.774cm 8.93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2" draw:text-style-name="P18" draw:layer="layout" svg:width="11.43cm" svg:height="1.29cm" svg:x="8.297cm" svg:y="3.468cm">
            <text:p text:style-name="P17"><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1" draw:layer="layout" svg:x1="6.688cm" svg:y1="12.594cm" svg:x2="21.293cm" svg:y2="12.594cm">
            <text:p/>
          </draw:line>
          <draw:line draw:style-name="gr24" draw:text-style-name="P11" draw:layer="layout" svg:x1="21.676cm" svg:y1="6.685cm" svg:x2="21.676cm" svg:y2="12.203cm">
            <text:p/>
          </draw:line>
        </draw:g>
        <presentation:notes draw:style-name="dp2">
          <draw:page-thumbnail draw:style-name="gr25" draw:layer="layout" svg:width="18.624cm" svg:height="10.476cm" svg:x="1.482cm" svg:y="2.123cm" draw:page-number="2" presentation:class="page"/>
          <draw:frame presentation:style-name="pr2"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IN Alternate Bold1" svg:font-family="'DIN Alternate Bold'"/>
    <style:font-face style:name="Iowan Old Style Roman" svg:font-family="'Iowan Old Style Roman'"/>
    <style:font-face style:name="DIN Alternate Bold" svg:font-family="'DIN Alternate Bold'" style:font-pitch="variable"/>
    <style:font-face style:name="Iowan Old Style Roman1" svg:font-family="'Iowan Old Style Roman'" style:font-pitch="variable"/>
    <style:font-face style:name="Microsoft YaHei" svg:font-family="'Microsoft YaHei'" style:font-pitch="variable"/>
    <style:font-face style:name="Noto Sans Devanagari" svg:font-family="'Noto Sans Devanagari'" style:font-pitch="variable"/>
    <style:font-face style:name="Iowan Old Style Roman2"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2pt" fo:letter-spacing="normal" fo:font-style="normal" fo:text-shadow="none" style:text-underline-style="none" fo:font-weight="normal" style:letter-kerning="true" fo:background-color="transparent"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6pt" fo:letter-spacing="normal" fo:font-style="normal" fo:text-shadow="none" style:text-underline-style="none" fo:font-weight="normal" style:letter-kerning="true" fo:background-color="transparent" style:font-name-asian="Iowan Old Style Roman" style:font-family-asian="'Iowan Old Style Roman'" style:font-size-asian="36pt" style:font-style-asian="normal" style:font-weight-asian="normal" style:font-name-complex="Iowan Old Style Roman"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30T12:04:28.830785534</meta:creation-date>
    <dc:date>2021-06-08T11:30:58.789669490</dc:date>
    <meta:editing-duration>PT8M40S</meta:editing-duration>
    <meta:editing-cycles>7</meta:editing-cycles>
    <meta:generator>LibreOffice/7.1.3.2$Linux_X86_64 LibreOffice_project/10$Build-2</meta:generator>
    <meta:document-statistic meta:object-count="104"/>
  </office:meta>
</office:document-meta>
</file>